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60000003EB37C0533.png"/>
  <manifest:file-entry manifest:media-type="image/png" manifest:full-path="Pictures/100000000000029600000040D82E373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3.037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3cm" svg:height="1.693cm" svg:x="1.6cm" svg:y="0.707cm">
          <draw:image xlink:href="Pictures/100000000000029600000040D82E3737.png" xlink:type="simple" xlink:show="embed" xlink:actuate="onLoad">
            <text:p/>
          </draw:image>
        </draw:frame>
        <draw:frame draw:style-name="gr1" draw:text-style-name="P1" draw:layer="layout" svg:width="18.362cm" svg:height="1.64cm" svg:x="1.538cm" svg:y="3.1cm">
          <draw:image xlink:href="Pictures/10000000000002B60000003EB37C0533.png" xlink:type="simple" xlink:show="embed" xlink:actuate="onLoad">
            <text:p/>
          </draw:image>
        </draw:frame>
        <draw:frame draw:style-name="gr2" draw:text-style-name="P2" draw:layer="layout" svg:width="1.797cm" svg:height="0.603cm" svg:x="-0.1cm" svg:y="0.7cm">
          <draw:text-box>
            <text:p><text:span text:style-name="T1">Stream 1</text:span></text:p>
          </draw:text-box>
        </draw:frame>
        <draw:frame draw:style-name="gr3" draw:text-style-name="P2" draw:layer="layout" svg:width="1.797cm" svg:height="0.603cm" svg:x="-0.1cm" svg:y="1.197cm">
          <draw:text-box>
            <text:p><text:span text:style-name="T1">Stream 2</text:span></text:p>
          </draw:text-box>
        </draw:frame>
        <draw:frame draw:style-name="gr2" draw:text-style-name="P2" draw:layer="layout" svg:width="1.797cm" svg:height="0.603cm" svg:x="-0.097cm" svg:y="1.7cm">
          <draw:text-box>
            <text:p><text:span text:style-name="T1">Stream 3</text:span></text:p>
          </draw:text-box>
        </draw:frame>
        <draw:frame draw:style-name="gr2" draw:text-style-name="P2" draw:layer="layout" svg:width="1.797cm" svg:height="0.603cm" svg:x="-0.1cm" svg:y="3.097cm">
          <draw:text-box>
            <text:p><text:span text:style-name="T1">Stream 1</text:span></text:p>
          </draw:text-box>
        </draw:frame>
        <draw:frame draw:style-name="gr2" draw:text-style-name="P2" draw:layer="layout" svg:width="1.797cm" svg:height="0.603cm" svg:x="-0.1cm" svg:y="3.594cm">
          <draw:text-box>
            <text:p><text:span text:style-name="T1">Stream 2</text:span></text:p>
          </draw:text-box>
        </draw:frame>
        <draw:frame draw:style-name="gr2" draw:text-style-name="P2" draw:layer="layout" svg:width="1.797cm" svg:height="0.603cm" svg:x="-0.097cm" svg:y="4.097cm">
          <draw:text-box>
            <text:p><text:span text:style-name="T1">Stream 3</text:span></text:p>
          </draw:text-box>
        </draw:frame>
        <draw:frame draw:style-name="gr4" draw:text-style-name="P3" draw:layer="layout" svg:width="11.896cm" svg:height="0.704cm" svg:x="-0.096cm" svg:y="-0.003cm">
          <draw:text-box>
            <text:p><text:span text:style-name="T2">One CPU core for task generation</text:span></text:p>
          </draw:text-box>
        </draw:frame>
        <draw:frame draw:style-name="gr4" draw:text-style-name="P3" draw:layer="layout" svg:width="12.896cm" svg:height="0.704cm" svg:x="-0.096cm" svg:y="2.397cm">
          <draw:text-box>
            <text:p><text:span text:style-name="T2">OpenMP, eight CPU cores for task generation</text:span></text:p>
          </draw:text-box>
        </draw:frame>
        <draw:line draw:style-name="gr5" draw:text-style-name="P1" draw:layer="layout" svg:x1="7.3cm" svg:y1="1.006cm" svg:x2="13.9cm" svg:y2="1.006cm">
          <text:p/>
        </draw:line>
        <draw:frame draw:style-name="gr6" draw:text-style-name="P2" draw:layer="layout" svg:width="3.537cm" svg:height="0.603cm" svg:x="9cm" svg:y="0.403cm">
          <draw:text-box>
            <text:p><text:span text:style-name="T1">CPU, task gene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6cm" fo:margin-bottom="1cm" fo:margin-left="0cm" fo:margin-right="0cm" fo:page-width="2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Loiseau</meta:initial-creator>
    <meta:creation-date>2015-02-04T15:23:54.69</meta:creation-date>
    <dc:date>2015-02-05T09:50:22.19</dc:date>
    <meta:editing-duration>PT10M37S</meta:editing-duration>
    <meta:editing-cycles>3</meta:editing-cycles>
    <meta:generator>OpenOffice/4.1.0$Win32 OpenOffice.org_project/410m18$Build-9764</meta:generator>
    <dc:creator>Julien Loiseau</dc:creator>
    <meta:document-statistic meta:object-count="12"/>
  </office:meta>
</office:document-meta>
</file>